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dlistLoader.getWordtable( String path , String word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dlistLoader.getStemDict( File wordstem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dlistLoader.makeWordTable( String [ ] words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rdlistLoader.getWordtable( String wor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dlistLoader.getWordtable( File word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